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Lucida Sans Unicode" svg:font-family="'Lucida Sans Unicode', 'Lucida Sans', 'Lucida Grande', Malayalam, Verdan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60e2d"/>
    </style:style>
    <style:style style:name="P2" style:family="paragraph" style:parent-style-name="Standard">
      <style:paragraph-properties fo:text-align="start" style:justify-single-word="false"/>
      <style:text-properties fo:font-variant="normal" fo:text-transform="none" fo:color="#1a1a1a" style:font-name="Lucida Sans Unicode" fo:font-size="9.75pt" fo:letter-spacing="normal" fo:font-style="normal" fo:font-weight="normal" officeooo:rsid="00060e2d" officeooo:paragraph-rsid="00060e2d"/>
    </style:style>
    <style:style style:name="P3" style:family="paragraph" style:parent-style-name="Standard">
      <style:paragraph-properties fo:text-align="start" style:justify-single-word="false"/>
      <style:text-properties fo:font-variant="normal" fo:text-transform="none" fo:color="#1a1a1a" style:font-name="Lucida Sans Unicode" fo:font-size="9.75pt" fo:letter-spacing="normal" fo:font-style="normal" fo:font-weight="normal" officeooo:rsid="00060e2d" officeooo:paragraph-rsid="0007d183"/>
    </style:style>
    <style:style style:name="P4" style:family="paragraph" style:parent-style-name="Standard">
      <style:paragraph-properties fo:text-align="start" style:justify-single-word="false"/>
      <style:text-properties fo:font-variant="normal" fo:text-transform="none" fo:color="#1a1a1a" style:font-name="Lucida Sans Unicode" fo:font-size="9.75pt" fo:letter-spacing="normal" fo:font-style="normal" fo:font-weight="normal" officeooo:rsid="0007d183" officeooo:paragraph-rsid="0007d183"/>
    </style:style>
    <style:style style:name="P5" style:family="paragraph" style:parent-style-name="Standard" style:list-style-name="L1">
      <style:paragraph-properties fo:text-align="start" style:justify-single-word="false"/>
      <style:text-properties officeooo:paragraph-rsid="0009ce99"/>
    </style:style>
    <style:style style:name="P6" style:family="paragraph" style:parent-style-name="Standard" style:list-style-name="L1">
      <style:paragraph-properties fo:text-align="start" style:justify-single-word="false"/>
      <style:text-properties officeooo:paragraph-rsid="000b5cea"/>
    </style:style>
    <style:style style:name="P7" style:family="paragraph" style:parent-style-name="Standard" style:list-style-name="L1">
      <style:paragraph-properties fo:text-align="start" style:justify-single-word="false"/>
      <style:text-properties officeooo:paragraph-rsid="000cb552"/>
    </style:style>
    <style:style style:name="P8" style:family="paragraph" style:parent-style-name="Standard" style:list-style-name="L1">
      <style:paragraph-properties fo:text-align="start" style:justify-single-word="false"/>
      <style:text-properties officeooo:paragraph-rsid="000cdada"/>
    </style:style>
    <style:style style:name="P9" style:family="paragraph" style:parent-style-name="Standard">
      <style:paragraph-properties fo:text-align="start" style:justify-single-word="false"/>
      <style:text-properties officeooo:paragraph-rsid="000cdada"/>
    </style:style>
    <style:style style:name="P10" style:family="paragraph" style:parent-style-name="Standard">
      <style:paragraph-properties fo:text-align="start" style:justify-single-word="false"/>
      <style:text-properties officeooo:paragraph-rsid="0011db9e"/>
    </style:style>
    <style:style style:name="P11" style:family="paragraph" style:parent-style-name="Standard">
      <style:paragraph-properties fo:text-align="start" style:justify-single-word="false"/>
      <style:text-properties officeooo:paragraph-rsid="00189dcc"/>
    </style:style>
    <style:style style:name="P12" style:family="paragraph" style:parent-style-name="Standard">
      <style:paragraph-properties fo:text-align="start" style:justify-single-word="false"/>
      <style:text-properties officeooo:paragraph-rsid="001a010b"/>
    </style:style>
    <style:style style:name="P13" style:family="paragraph" style:parent-style-name="Standard">
      <style:paragraph-properties fo:text-align="start" style:justify-single-word="false"/>
      <style:text-properties officeooo:paragraph-rsid="001ad5ac"/>
    </style:style>
    <style:style style:name="P14" style:family="paragraph" style:parent-style-name="Standard" style:list-style-name="L1">
      <style:paragraph-properties fo:text-align="start" style:justify-single-word="false"/>
      <style:text-properties fo:font-variant="normal" fo:text-transform="none" fo:color="#1a1a1a" style:font-name="Lucida Sans Unicode" fo:font-size="9.75pt" fo:letter-spacing="normal" fo:font-style="normal" fo:font-weight="normal" officeooo:rsid="0007d183" officeooo:paragraph-rsid="0007d183"/>
    </style:style>
    <style:style style:name="P15" style:family="paragraph" style:parent-style-name="Standard" style:list-style-name="L1">
      <style:paragraph-properties fo:text-align="start" style:justify-single-word="false"/>
      <style:text-properties fo:font-variant="normal" fo:text-transform="none" fo:color="#1a1a1a" style:font-name="Lucida Sans Unicode" fo:font-size="9.75pt" fo:letter-spacing="normal" fo:font-style="normal" fo:font-weight="normal" officeooo:rsid="00080838" officeooo:paragraph-rsid="00080838"/>
    </style:style>
    <style:style style:name="P16" style:family="paragraph" style:parent-style-name="Standard" style:list-style-name="L1">
      <style:paragraph-properties fo:text-align="start" style:justify-single-word="false"/>
      <style:text-properties fo:font-variant="normal" fo:text-transform="none" fo:color="#1a1a1a" style:font-name="Lucida Sans Unicode" fo:font-size="9.75pt" fo:letter-spacing="normal" fo:font-style="normal" fo:font-weight="normal" officeooo:rsid="00080838" officeooo:paragraph-rsid="000d67e7"/>
    </style:style>
    <style:style style:name="P17" style:family="paragraph" style:parent-style-name="Standard" style:list-style-name="L1">
      <style:paragraph-properties fo:text-align="start" style:justify-single-word="false"/>
      <style:text-properties fo:font-variant="normal" fo:text-transform="none" fo:color="#1a1a1a" style:font-name="Lucida Sans Unicode" fo:font-size="9.75pt" fo:letter-spacing="normal" fo:font-style="normal" fo:font-weight="normal" officeooo:rsid="000927ee" officeooo:paragraph-rsid="000927ee"/>
    </style:style>
    <style:style style:name="P18" style:family="paragraph" style:parent-style-name="Standard" style:list-style-name="L1">
      <style:paragraph-properties fo:text-align="start" style:justify-single-word="false"/>
      <style:text-properties fo:font-variant="normal" fo:text-transform="none" fo:color="#1a1a1a" style:font-name="Lucida Sans Unicode" fo:font-size="9.75pt" fo:letter-spacing="normal" fo:font-style="normal" fo:font-weight="normal" officeooo:rsid="0009ce99" officeooo:paragraph-rsid="0009ce99"/>
    </style:style>
    <style:style style:name="P19" style:family="paragraph" style:parent-style-name="Standard" style:list-style-name="L1">
      <style:paragraph-properties fo:text-align="start" style:justify-single-word="false"/>
      <style:text-properties fo:font-variant="normal" fo:text-transform="none" fo:color="#1a1a1a" style:font-name="Lucida Sans Unicode" fo:font-size="9.75pt" fo:letter-spacing="normal" fo:font-style="normal" fo:font-weight="normal" officeooo:rsid="000b5cea" officeooo:paragraph-rsid="000b5cea"/>
    </style:style>
    <style:style style:name="P20" style:family="paragraph" style:parent-style-name="Standard" style:list-style-name="L1">
      <style:paragraph-properties fo:text-align="start" style:justify-single-word="false"/>
      <style:text-properties fo:font-variant="normal" fo:text-transform="none" fo:color="#1a1a1a" style:font-name="Lucida Sans Unicode" fo:font-size="9.75pt" fo:letter-spacing="normal" fo:font-style="normal" fo:font-weight="normal" officeooo:rsid="000cb552" officeooo:paragraph-rsid="000cb552"/>
    </style:style>
    <style:style style:name="P21" style:family="paragraph" style:parent-style-name="Standard" style:list-style-name="L1">
      <style:paragraph-properties fo:text-align="start" style:justify-single-word="false"/>
      <style:text-properties fo:font-variant="normal" fo:text-transform="none" fo:color="#1a1a1a" style:font-name="Lucida Sans Unicode" fo:font-size="9.75pt" fo:letter-spacing="normal" fo:font-style="normal" fo:font-weight="normal" officeooo:rsid="000cb552" officeooo:paragraph-rsid="000d9b88"/>
    </style:style>
    <style:style style:name="P22" style:family="paragraph" style:parent-style-name="Standard" style:list-style-name="L1">
      <style:paragraph-properties fo:text-align="start" style:justify-single-word="false"/>
      <style:text-properties fo:font-variant="normal" fo:text-transform="none" fo:color="#1a1a1a" style:font-name="Lucida Sans Unicode" fo:font-size="9.75pt" fo:letter-spacing="normal" fo:font-style="normal" fo:font-weight="normal" officeooo:rsid="000cdada" officeooo:paragraph-rsid="000cdada"/>
    </style:style>
    <style:style style:name="P23" style:family="paragraph" style:parent-style-name="Standard" style:list-style-name="L1">
      <style:paragraph-properties fo:text-align="start" style:justify-single-word="false"/>
      <style:text-properties fo:font-variant="normal" fo:text-transform="none" fo:color="#1a1a1a" style:font-name="Lucida Sans Unicode" fo:font-size="9.75pt" fo:letter-spacing="normal" fo:font-style="normal" style:text-underline-style="none" fo:font-weight="normal" officeooo:rsid="000cdada" officeooo:paragraph-rsid="000d9b88"/>
    </style:style>
    <style:style style:name="P24" style:family="paragraph" style:parent-style-name="Standard" style:list-style-name="L1">
      <style:paragraph-properties fo:text-align="start" style:justify-single-word="false"/>
      <style:text-properties fo:font-variant="normal" fo:text-transform="none" fo:color="#1a1a1a" style:font-name="Liberation Serif" fo:font-size="12pt" fo:letter-spacing="normal" fo:font-style="normal" fo:font-weight="bold" officeooo:rsid="000d5d3e" officeooo:paragraph-rsid="000d5d3e" style:font-size-asian="12pt" style:font-weight-asian="bold" style:font-size-complex="12pt" style:font-weight-complex="bold"/>
    </style:style>
    <style:style style:name="P25" style:family="paragraph" style:parent-style-name="Standard" style:list-style-name="L1">
      <style:paragraph-properties fo:text-align="start" style:justify-single-word="false"/>
      <style:text-properties fo:font-variant="normal" fo:text-transform="none" fo:color="#1a1a1a" style:font-name="Liberation Serif" fo:font-size="12pt" fo:letter-spacing="normal" fo:font-style="normal" fo:font-weight="bold" officeooo:rsid="000cb552" officeooo:paragraph-rsid="000cb552" style:font-size-asian="12pt" style:font-weight-asian="bold" style:font-size-complex="12pt" style:font-weight-complex="bold"/>
    </style:style>
    <style:style style:name="P26" style:family="paragraph" style:parent-style-name="Standard" style:list-style-name="L1">
      <style:paragraph-properties fo:text-align="start" style:justify-single-word="false"/>
      <style:text-properties fo:font-variant="normal" fo:text-transform="none" fo:color="#1a1a1a" style:font-name="Liberation Serif" fo:font-size="12pt" fo:letter-spacing="normal" fo:font-style="normal" style:text-underline-style="none" fo:font-weight="bold" officeooo:rsid="000cdada" officeooo:paragraph-rsid="000cdada" style:font-size-asian="12pt" style:font-weight-asian="bold" style:font-size-complex="12pt" style:font-weight-complex="bold"/>
    </style:style>
    <style:style style:name="P27" style:family="paragraph" style:parent-style-name="Standard" style:list-style-name="L1">
      <style:paragraph-properties fo:text-align="start" style:justify-single-word="false"/>
      <style:text-properties fo:font-size="12pt" fo:font-weight="bold" officeooo:paragraph-rsid="000d5d3e" style:font-size-asian="12pt" style:font-weight-asian="bold" style:font-size-complex="12pt" style:font-weight-complex="bold"/>
    </style:style>
    <style:style style:name="P28" style:family="paragraph" style:parent-style-name="Standard">
      <style:paragraph-properties fo:text-align="start" style:justify-single-word="false"/>
      <style:text-properties officeooo:rsid="00060e2d" officeooo:paragraph-rsid="00060e2d"/>
    </style:style>
    <style:style style:name="P29" style:family="paragraph" style:parent-style-name="Standard" style:list-style-name="L1">
      <style:paragraph-properties fo:text-align="start" style:justify-single-word="false" fo:break-before="page"/>
      <style:text-properties fo:font-variant="normal" fo:text-transform="none" fo:color="#1a1a1a" style:font-name="Liberation Serif" fo:font-size="12pt" fo:letter-spacing="normal" fo:font-style="normal" fo:font-weight="bold" officeooo:rsid="000cb552" officeooo:paragraph-rsid="000d9b88" style:font-size-asian="12pt" style:font-weight-asian="bold" style:font-size-complex="12pt" style:font-weight-complex="bold"/>
    </style:style>
    <style:style style:name="T1" style:family="text">
      <style:text-properties officeooo:rsid="00060e2d"/>
    </style:style>
    <style:style style:name="T2" style:family="text">
      <style:text-properties fo:font-variant="normal" fo:text-transform="none" fo:color="#1a1a1a" style:font-name="Lucida Sans Unicode" fo:font-size="9.75pt" fo:letter-spacing="normal" fo:font-style="normal" fo:font-weight="normal" officeooo:rsid="00060e2d"/>
    </style:style>
    <style:style style:name="T3" style:family="text">
      <style:text-properties fo:font-variant="normal" fo:text-transform="none" fo:color="#1a1a1a" style:font-name="Lucida Sans Unicode" fo:font-size="9.75pt" fo:letter-spacing="normal" fo:font-style="normal" fo:font-weight="normal" officeooo:rsid="0007d183"/>
    </style:style>
    <style:style style:name="T4" style:family="text">
      <style:text-properties fo:font-variant="normal" fo:text-transform="none" fo:color="#1a1a1a" style:font-name="Lucida Sans Unicode" fo:font-size="9.75pt" fo:letter-spacing="normal" fo:font-style="normal" fo:font-weight="normal" officeooo:rsid="0009ce99"/>
    </style:style>
    <style:style style:name="T5" style:family="text">
      <style:text-properties fo:font-variant="normal" fo:text-transform="none" fo:color="#1a1a1a" style:font-name="Lucida Sans Unicode" fo:font-size="9.75pt" fo:letter-spacing="normal" fo:font-style="normal" fo:font-weight="normal" officeooo:rsid="000b5cea"/>
    </style:style>
    <style:style style:name="T6" style:family="text">
      <style:text-properties fo:font-variant="normal" fo:text-transform="none" fo:color="#1a1a1a" style:font-name="Lucida Sans Unicode" fo:font-size="9.75pt" fo:letter-spacing="normal" fo:font-style="normal" fo:font-weight="normal" officeooo:rsid="000cb552"/>
    </style:style>
    <style:style style:name="T7" style:family="text">
      <style:text-properties fo:font-variant="normal" fo:text-transform="none" fo:color="#1a1a1a" style:font-name="Lucida Sans Unicode" fo:font-size="9.75pt" fo:letter-spacing="normal" fo:font-style="normal" fo:font-weight="normal" officeooo:rsid="000cdada"/>
    </style:style>
    <style:style style:name="T8" style:family="text">
      <style:text-properties fo:font-variant="normal" fo:text-transform="none" fo:color="#1a1a1a" style:font-name="Lucida Sans Unicode" fo:font-size="9.75pt" fo:letter-spacing="normal" fo:font-style="normal" fo:font-weight="normal" officeooo:rsid="000d67e7"/>
    </style:style>
    <style:style style:name="T9" style:family="text">
      <style:text-properties fo:font-variant="normal" fo:text-transform="none" fo:color="#1a1a1a" style:font-name="Lucida Sans Unicode" fo:font-size="9.75pt" fo:letter-spacing="normal" fo:font-style="normal" fo:font-weight="normal" officeooo:rsid="0011db9e"/>
    </style:style>
    <style:style style:name="T10" style:family="text">
      <style:text-properties fo:font-variant="normal" fo:text-transform="none" fo:color="#1a1a1a" style:font-name="Lucida Sans Unicode" fo:font-size="9.75pt" fo:letter-spacing="normal" fo:font-style="normal" fo:font-weight="normal" officeooo:rsid="0013a5fa"/>
    </style:style>
    <style:style style:name="T11" style:family="text">
      <style:text-properties fo:font-variant="normal" fo:text-transform="none" fo:color="#1a1a1a" style:font-name="Lucida Sans Unicode" fo:font-size="9.75pt" fo:letter-spacing="normal" fo:font-style="normal" fo:font-weight="normal" officeooo:rsid="0016ceeb"/>
    </style:style>
    <style:style style:name="T12" style:family="text">
      <style:text-properties fo:font-variant="normal" fo:text-transform="none" fo:color="#1a1a1a" style:font-name="Lucida Sans Unicode" fo:font-size="9.75pt" fo:letter-spacing="normal" fo:font-style="normal" fo:font-weight="normal" officeooo:rsid="00189dcc"/>
    </style:style>
    <style:style style:name="T13" style:family="text">
      <style:text-properties fo:font-variant="normal" fo:text-transform="none" fo:color="#1a1a1a" style:font-name="Lucida Sans Unicode" fo:font-size="9.75pt" fo:letter-spacing="normal" fo:font-style="normal" fo:font-weight="normal" officeooo:rsid="0019806b"/>
    </style:style>
    <style:style style:name="T14" style:family="text">
      <style:text-properties fo:font-variant="normal" fo:text-transform="none" fo:color="#1a1a1a" style:font-name="Lucida Sans Unicode" fo:font-size="9.75pt" fo:letter-spacing="normal" fo:font-style="normal" fo:font-weight="normal" officeooo:rsid="001a010b"/>
    </style:style>
    <style:style style:name="T15" style:family="text">
      <style:text-properties fo:font-variant="normal" fo:text-transform="none" fo:color="#1a1a1a" style:font-name="Lucida Sans Unicode" fo:font-size="9.75pt" fo:letter-spacing="normal" fo:font-style="normal" fo:font-weight="normal" officeooo:rsid="001a5843"/>
    </style:style>
    <style:style style:name="T16" style:family="text">
      <style:text-properties fo:font-variant="normal" fo:text-transform="none" fo:color="#1a1a1a" style:font-name="Lucida Sans Unicode" fo:font-size="9.75pt" fo:letter-spacing="normal" fo:font-style="normal" fo:font-weight="normal" officeooo:rsid="001ad5ac"/>
    </style:style>
    <style:style style:name="T17" style:family="text">
      <style:text-properties fo:font-variant="normal" fo:text-transform="none" fo:color="#1a1a1a" style:font-name="Lucida Sans Unicode" fo:font-size="9.75pt" fo:letter-spacing="normal" fo:font-style="normal" fo:font-weight="bold" officeooo:rsid="00060e2d" style:font-weight-asian="bold" style:font-weight-complex="bold"/>
    </style:style>
    <style:style style:name="T18" style:family="text">
      <style:text-properties fo:font-weight="bold" officeooo:rsid="00060e2d" style:font-weight-asian="bold" style:font-weight-complex="bold"/>
    </style:style>
    <style:style style:name="T19" style:family="text">
      <style:text-properties officeooo:rsid="000d9b88"/>
    </style:style>
    <style:style style:name="T20" style:family="text">
      <style:text-properties officeooo:rsid="000fe1a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text:span text:style-name="T18">Fecha</text:span><text:span text:style-name="T1">: 29 de </text:span><text:span text:style-name="T2">Abril del 2011</text:span></text:p>
      <text:p text:style-name="P2"/>
      <text:p text:style-name="P1"><text:span text:style-name="T17">Responsable</text:span><text:span text:style-name="T2">: Jhon Jairo Diaz Soto</text:span></text:p>
      <text:p text:style-name="P2"/>
      <text:p text:style-name="P1"><text:span text:style-name="T17">Tema</text:span><text:span text:style-name="T2">: Reporte de trabajo</text:span></text:p>
      <text:p text:style-name="P2"/>
      <text:p text:style-name="P1"><text:span text:style-name="T17">Descripción</text:span><text:span text:style-name="T2">: Trabajo realizado desde el 15 de diciembre del 2011 hasta el 29 de abril del 2011</text:span></text:p>
      <text:p text:style-name="P2"/>
      <text:p text:style-name="P4">A lo largo de este tiempo se han realizado correcciones de llaves en las tablas de la base de datos y posteriormente sus correcciones en la interfaz de la aplicación.</text:p>
      <text:p text:style-name="P4"/>
      <text:p text:style-name="P4">También se han realizado módulos nuevos y diferentes tipos de reportes para efectos de impresión.</text:p>
      <text:p text:style-name="P3"/>
      <text:p text:style-name="P4">Los módulos en los que hice intervención fueron los siguientes:</text:p>
      <text:p text:style-name="P4"/>
      <text:list xml:id="list1459363215" text:style-name="L1">
        <text:list-item>
          <text:p text:style-name="P27">Modulo Administración</text:p>
          <text:list>
            <text:list-item>
              <text:p text:style-name="P14">Tablas</text:p>
            </text:list-item>
            <text:list-item>
              <text:p text:style-name="P5"><text:span text:style-name="T8">R</text:span><text:span text:style-name="T3">eporte de <text:s/>registro de conexiones </text:span><text:span text:style-name="T4">(reporte)</text:span></text:p>
            </text:list-item>
            <text:list-item>
              <text:p text:style-name="P14">Todos los tipos de preferencias</text:p>
            </text:list-item>
          </text:list>
        </text:list-item>
        <text:list-item>
          <text:p text:style-name="P24">Modulo Contabilidad</text:p>
          <text:list>
            <text:list-item>
              <text:p text:style-name="P14">Tasas</text:p>
            </text:list-item>
            <text:list-item>
              <text:p text:style-name="P14">Vigencia de tasas</text:p>
            </text:list-item>
            <text:list-item>
              <text:p text:style-name="P14">Actividades económicas DIAN</text:p>
            </text:list-item>
            <text:list-item>
              <text:p text:style-name="P14">Actividades económicas por municipio</text:p>
            </text:list-item>
            <text:list-item>
              <text:p text:style-name="P14">Bancos</text:p>
            </text:list-item>
            <text:list-item>
              <text:p text:style-name="P14">Cuentas bancarias</text:p>
            </text:list-item>
            <text:list-item>
              <text:p text:style-name="P15">Tipos de monedas</text:p>
            </text:list-item>
            <text:list-item>
              <text:p text:style-name="P16">Tipos de compra</text:p>
            </text:list-item>
            <text:list-item>
              <text:p text:style-name="P16">Conceptos de contabilización compras</text:p>
            </text:list-item>
            <text:list-item>
              <text:p text:style-name="P15">Tipos devoluciones de compras</text:p>
            </text:list-item>
            <text:list-item>
              <text:p text:style-name="P15">Conceptos de contabilización devoluciones compras</text:p>
            </text:list-item>
            <text:list-item>
              <text:p text:style-name="P17">Terceros</text:p>
            </text:list-item>
            <text:list-item>
              <text:p text:style-name="P17">Periodos contables</text:p>
            </text:list-item>
            <text:list-item>
              <text:p text:style-name="P17">Anexos contables</text:p>
            </text:list-item>
            <text:list-item>
              <text:p text:style-name="P17">Auxiliares contables</text:p>
            </text:list-item>
            <text:list-item>
              <text:p text:style-name="P17">Tipos de comprobantes</text:p>
            </text:list-item>
            <text:list-item>
              <text:p text:style-name="P17">Tipos de documentos</text:p>
            </text:list-item>
            <text:list-item>
              <text:p text:style-name="P17">Movimientos contables</text:p>
            </text:list-item>
            <text:list-item>
              <text:p text:style-name="P5"><text:span text:style-name="T4">Balance general </text:span><text:bookmark-start text:name="__DdeLink__0_21312181"/><text:span text:style-name="T4">(reporte)</text:span><text:bookmark-end text:name="__DdeLink__0_21312181"/></text:p>
            </text:list-item>
            <text:list-item>
              <text:p text:style-name="P18">Balance de perdidas y ganancias (reporte)</text:p>
            </text:list-item>
            <text:list-item>
              <text:p text:style-name="P18">Balance de comprobación (reporte)</text:p>
            </text:list-item>
            <text:list-item>
              <text:p text:style-name="P18">Estado de cuentas (reporte)</text:p>
            </text:list-item>
            <text:list-item>
              <text:p text:style-name="P18">Saldos cuentas por cobrar (reporte)</text:p>
            </text:list-item>
            <text:list-item>
              <text:p text:style-name="P18">Saldos cunetas por pagar (reporte)</text:p>
            </text:list-item>
            <text:list-item>
              <text:p text:style-name="P18">Saldos de movimientos por documentos (reporte)</text:p>
            </text:list-item>
            <text:list-item>
              <text:p text:style-name="P18">Diario de movimientos por documentos</text:p>
            </text:list-item>
            <text:list-item>
              <text:p text:style-name="P18">Diarios de movimientos por comprobante</text:p>
            </text:list-item>
            <text:list-item>
              <text:p text:style-name="P6"><text:span text:style-name="T6">Asignación</text:span><text:span text:style-name="T5"> de <text:s/>turnos</text:span></text:p>
            </text:list-item>
            <text:list-item>
              <text:p text:style-name="P19">Reporte de incapacidades</text:p>
            </text:list-item>
            <text:list-item>
              <text:p text:style-name="P20">Domingos y festivos</text:p>
            </text:list-item>
            <text:list-item>
              <text:p text:style-name="P20">Aspirantes</text:p>
            </text:list-item>
            <text:list-item>
              <text:p text:style-name="P20">Cuentas gastos prestaciones sociales</text:p>
            </text:list-item>
          </text:list>
        </text:list-item>
        <text:list-item>
          <text:p text:style-name="P29"><text:bookmark-start text:name="__DdeLink__341_1171205894"/><text:span text:style-name="T19">M</text:span><text:bookmark-end text:name="__DdeLink__341_1171205894"/><text:span text:style-name="T19">odulo Recursos Humanos</text:span></text:p>
          <text:list>
            <text:list-item>
              <text:p text:style-name="P21">Turnos laborales</text:p>
            </text:list-item>
            <text:list-item>
              <text:p text:style-name="P20">Títulos de planillas</text:p>
            </text:list-item>
            <text:list-item>
              <text:p text:style-name="P20">Fechas planillas</text:p>
            </text:list-item>
            <text:list-item>
              <text:p text:style-name="P20">Departamentos</text:p>
            </text:list-item>
            <text:list-item>
              <text:p text:style-name="P20">Secciones</text:p>
            </text:list-item>
            <text:list-item>
              <text:p text:style-name="P20">Motivos de incapacidades</text:p>
            </text:list-item>
            <text:list-item>
              <text:p text:style-name="P20">Idiomas</text:p>
            </text:list-item>
            <text:list-item>
              <text:p text:style-name="P20">Escolaridades</text:p>
            </text:list-item>
            <text:list-item>
              <text:p text:style-name="P20">Deportes</text:p>
            </text:list-item>
            <text:list-item>
              <text:p text:style-name="P20">Aficiones</text:p>
            </text:list-item>
            <text:list-item>
              <text:p text:style-name="P20">Liquidar salud y pensión</text:p>
            </text:list-item>
            <text:list-item>
              <text:p text:style-name="P20">Descontabilizar planilla</text:p>
            </text:list-item>
            <text:list-item>
              <text:p text:style-name="P7"><text:span text:style-name="T6">Lista planilla por empleados </text:span><text:span text:style-name="T4">(reporte)</text:span></text:p>
            </text:list-item>
            <text:list-item>
              <text:p text:style-name="P7"><text:span text:style-name="T6">Comprobante de pago </text:span><text:span text:style-name="T4">(reporte)</text:span></text:p>
            </text:list-item>
          </text:list>
        </text:list-item>
        <text:list-item>
          <text:p text:style-name="P25"><text:span text:style-name="T19">Modulo </text:span><text:bookmark-start text:name="__DdeLink__343_1171205894"/>Proveedores<text:bookmark-end text:name="__DdeLink__343_1171205894"/></text:p>
          <text:list>
            <text:list-item>
              <text:p text:style-name="P21">Proveedores</text:p>
            </text:list-item>
            <text:list-item>
              <text:p text:style-name="P20">Competidores</text:p>
            </text:list-item>
            <text:list-item>
              <text:p text:style-name="P20">Transportadores Proveedores</text:p>
            </text:list-item>
            <text:list-item>
              <text:p text:style-name="P20">LACO, verificación precios de la competencia</text:p>
            </text:list-item>
            <text:list-item>
              <text:p text:style-name="P20">Ordenes de compra</text:p>
            </text:list-item>
          </text:list>
        </text:list-item>
        <text:list-item>
          <text:p text:style-name="P26"><text:span text:style-name="T19">Modulo </text:span><text:bookmark-start text:name="__DdeLink__345_1171205894"/><text:span text:style-name="T20">I</text:span><text:bookmark-end text:name="__DdeLink__345_1171205894"/><text:span text:style-name="T20">nventario</text:span></text:p>
          <text:list>
            <text:list-item>
              <text:p text:style-name="P23">Artículos</text:p>
            </text:list-item>
            <text:list-item>
              <text:p text:style-name="P22">Características artículos</text:p>
            </text:list-item>
            <text:list-item>
              <text:p text:style-name="P22">referencias por proveedor</text:p>
            </text:list-item>
            <text:list-item>
              <text:p text:style-name="P22">Entradas de mercancía</text:p>
            </text:list-item>
            <text:list-item>
              <text:p text:style-name="P8"><text:span text:style-name="T7">Reporte entradas por articulo </text:span><text:span text:style-name="T4">(reporte)</text:span></text:p>
            </text:list-item>
            <text:list-item>
              <text:p text:style-name="P8"><text:span text:style-name="T7">Reporte entradas por proveedor </text:span><text:span text:style-name="T4">(reporte)</text:span></text:p>
            </text:list-item>
          </text:list>
        </text:list-item>
      </text:list>
      <text:p text:style-name="P9"><text:span text:style-name="T4"/></text:p>
      <text:p text:style-name="P9"><text:span text:style-name="T4"/></text:p>
      <text:p text:style-name="P10"><text:span text:style-name="T9">Adicionalmente se han hecho algunos cambios a clases que ya estaban definidas:</text:span></text:p>
      <text:p text:style-name="P10"><text:span text:style-name="T9"/></text:p>
      <text:p text:style-name="P10"><text:span text:style-name="T9">En FPDF.php el método Cell fue modificado adicionandole un parámetro opcional que por defecto va el false. Cuando se le asigna true lo que genera es que solo muestra en la celda creada el texto que verdaderamente quepa por que existe otro método en el que se apoya que </text:span><text:span text:style-name="T10">calcula la subcadena de texto.</text:span></text:p>
      <text:p text:style-name="P10"><text:span text:style-name="T10"/></text:p>
      <text:p text:style-name="P11"><text:span text:style-name="T12">En </text:span><text:span text:style-name="T13">FPDF.php</text:span><text:span text:style-name="T12"> el método AddPage </text:span><text:span text:style-name="T13">también</text:span><text:span text:style-name="T12"> fue modificado adicionandole dos </text:span><text:span text:style-name="T13">parámetros</text:span><text:span text:style-name="T12"> opcionales que deciden si se imprime la cabecera y el pie de pagina (Header() y Footer()).</text:span></text:p>
      <text:p text:style-name="P10"><text:span text:style-name="T10"/></text:p>
      <text:p text:style-name="P12"><text:span text:style-name="T11">En global.js adicione tres métodos: in_array(elemento, arreglo) = que determina si un elemento existe dentro de un arreglo. campoVacio(valor) = es un equivalente del método empty en php. limpiar_oculto_Autocompletable(selector, oculto) = este método es solo para los campos autocompletables y sirve par que cuando el selector este vacío entonces el oculto que recibe el valor se limpie. </text:span><text:span text:style-name="T14">borrarEspacios(cadena) = este </text:span><text:span text:style-name="T15">método</text:span><text:span text:style-name="T14"> es un equivalente del </text:span><text:span text:style-name="T15">método</text:span><text:span text:style-name="T14"> trim en php que limpia los espacios es blanco al inicio y al final de una cadena de texto</text:span></text:p>
      <text:p text:style-name="P12"><text:span text:style-name="T14"/></text:p>
      <text:p text:style-name="P13"><text:span text:style-name="T16">En el archivo global.css del estilo celeste se adiciona la clase areaTexto que al aplicarlo a un campoTextoLargo lo que hace es evitar que el área de texto pueda ser redimensionada luego de ser generada en el formul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Lucida Sans Unicode" svg:font-family="'Lucida Sans Unicode', 'Lucida Sans', 'Lucida Grande', Malayalam, Verdan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e </meta:initial-creator>
    <meta:creation-date>2011-04-29T08:57:41</meta:creation-date>
    <dc:date>2011-04-29T11:29:14</dc:date>
    <dc:creator>sae </dc:creator>
    <meta:editing-duration>PT01H22M12S</meta:editing-duration>
    <meta:editing-cycles>22</meta:editing-cycles>
    <meta:generator>OpenOffice.org/3.2$Linux OpenOffice.org_project/320m19$Build-9505</meta:generator>
    <meta:document-statistic meta:table-count="0" meta:image-count="0" meta:object-count="0" meta:page-count="2" meta:paragraph-count="77" meta:word-count="559" meta:character-count="3379"/>
  </office:meta>
</office:document-meta>
</file>